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deen mit Zukunft</text:p>
          </draw:text-box>
        </draw:frame>
        <draw:frame presentation:style-name="pr2" draw:layer="layout" svg:width="25.199cm" svg:height="12.179cm" svg:x="1.4cm" svg:y="4.914cm" presentation:class="subtitle">
          <draw:text-box>
            <text:p>- Web Apps, Handy Apps</text:p>
            <text:p/>
            <text:p>- IoT , Software für Automaten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arten mit Kernaufträge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- 1. Auftrag Handy-App für Musik </text:p>
            <text:p/>
            <text:p>.. ein Mischer und mehr</text:p>
            <text:p/>
            <text:p>- 2. Framework für Crowd-Fundin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fahrung ohne En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lles begann mit den C64er in den 80igern</text:p>
              </text:list-item>
              <text:list-item>
                <text:p>HTL – Abschluss</text:p>
              </text:list-item>
              <text:list-item>
                <text:p>Erfahrung mit Menschen </text:p>
              </text:list-item>
              <text:list-item>
                <text:p>Linux – Hobbyist und User seit den 90igern</text:p>
              </text:list-item>
              <text:list-item>
                <text:p>Hacker und Community-Enthusiast </text:p>
              </text:list-item>
              <text:list-item>
                <text:p>JavaScript und Webentwicklung mit Freude jeden Ta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isionen mit Zukunft</text:p>
          </draw:text-box>
        </draw:frame>
        <draw:frame presentation:style-name="pr2" draw:layer="layout" svg:width="25.199cm" svg:height="12.179cm" svg:x="1.4cm" svg:y="4.914cm" presentation:class="subtitle">
          <draw:text-box>
            <text:p>- Mut und Hingabe </text:p>
            <text:p/>
            <text:p>- Interesse an realisitischer Science Fiction</text:p>
            <text:p/>
            <text:p>(Raumschiff Enterprise mit SmartPhone?)</text:p>
            <text:p>- den Code der Zukunft schreib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chstumsbranche Intern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mmer mehr junge Leute haben gar kein Radio oder einen Fernseher</text:p>
              </text:list-item>
              <text:list-item>
                <text:p>Handy und freies W-LAN ersetzen klassische Medien wie Zeitung , Radio und Fernsehen</text:p>
              </text:list-item>
              <text:list-item>
                <text:p>Nicht nur Inhalt ist entscheidend sondern gute Darbietung der Inhalte </text:p>
              </text:list-item>
              <text:list-item>
                <text:p>Gute Konstrukteure sind gefragt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n Sourc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rver, Satelliten und die Internationale Raumstation sind linux-basiert</text:p>
              </text:list-item>
              <text:list-item>
                <text:p>.die Mehrheit aller Smartphones nutzen mit Android ein linuxbasiertes Betriebssystem</text:p>
              </text:list-item>
              <text:list-item>
                <text:p>Millionen Entwickler nutzen Plattformen wie github für den Code der Zukunft </text:p>
              </text:list-item>
              <text:list-item>
                <text:p>StackOverflow und OpenSource Bibliotheken ermöglichen den Code der Zukunf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ndort Wi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egegnung von Ost und West</text:p>
              </text:list-item>
              <text:list-item>
                <text:p>… im Herzen Europas </text:p>
              </text:list-item>
              <text:list-item>
                <text:p>Heimat der Quantenteleportation</text:p>
              </text:list-item>
              <text:list-item>
                <text:p>… ein gemütlicher Ort für jedes Business-Meeting</text:p>
              </text:list-item>
              <text:list-item>
                <text:p>… hohe Nachfrage an Fachkräft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weites Standbe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ufträge durch Persönlichkeit </text:p>
              </text:list-item>
              <text:list-item>
                <text:p>Aufträge für kleinere Unternehmen und Start-Ups</text:p>
              </text:list-item>
              <text:list-item>
                <text:p>Förderungen nutzen und über sie Hinauswachsen</text:p>
              </text:list-item>
              <text:list-item>
                <text:p>Klein genung um effizient zu se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ittes Standbei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issen und Erfahrung weitergeben </text:p>
              </text:list-item>
              <text:list-item>
                <text:p>Nachhilfe in JavaScript und Webentwicklung für Studenten und zukünftige Mitarbeiter</text:p>
              </text:list-item>
              <text:list-item>
                <text:p>Gemeinnützige Projekte </text:p>
              </text:list-item>
              <text:list-item>
                <text:p>Teamkompetenz Vermitteln </text:p>
              </text:list-item>
              <text:list-item>
                <text:p>Nachhilfe in Git und Versionsverwaltung</text:p>
              </text:list-item>
              <text:list-item>
                <text:p>Produktivität beschleunig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6T20:30:32.965771356</meta:creation-date>
    <dc:date>2018-05-06T21:13:22.776099409</dc:date>
    <meta:editing-duration>PT27M18S</meta:editing-duration>
    <meta:editing-cycles>4</meta:editing-cycles>
    <meta:generator>LibreOffice/4.3.3.2$Linux_ARM_EABI LibreOffice_project/430m0$Build-2</meta:generator>
    <meta:document-statistic meta:object-count="57"/>
  </office:meta>
</office:document-meta>
</file>